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vant Garde Gothic" svg:font-family="'Avant Garde Gothic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Table2" style:family="table">
      <style:table-properties style:width="7.016in" fo:margin-left="0.016in" fo:margin-right="-0.0319in" table:align="margins" style:writing-mode="lr-tb"/>
    </style:style>
    <style:style style:name="Table2.A" style:family="table-column">
      <style:table-column-properties style:column-width="2.0076in" style:rel-column-width="18752*"/>
    </style:style>
    <style:style style:name="Table2.B" style:family="table-column">
      <style:table-column-properties style:column-width="3.0542in" style:rel-column-width="28531*"/>
    </style:style>
    <style:style style:name="Table2.C" style:family="table-column">
      <style:table-column-properties style:column-width="1.9542in" style:rel-column-width="18252*"/>
    </style:style>
    <style:style style:name="Table2.1" style:family="table-row">
      <style:table-row-properties style:min-row-height="0.3868in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 style:master-page-name="">
      <style:table-properties style:width="7.0653in" fo:margin-left="0in" fo:margin-right="-0.0653in" style:page-number="0" table:align="margins"/>
    </style:style>
    <style:style style:name="Table1.A" style:family="table-column">
      <style:table-column-properties style:column-width="1.4451in" style:rel-column-width="13405*"/>
    </style:style>
    <style:style style:name="Table1.B" style:family="table-column">
      <style:table-column-properties style:column-width="5.6201in" style:rel-column-width="52130*"/>
    </style:style>
    <style:style style:name="Table1.A1" style:family="table-cell">
      <style:table-cell-properties fo:padding-left="0.075in" fo:padding-right="0.075in" fo:padding-top="0.0125in" fo:padding-bottom="0.0125in" fo:border="none"/>
    </style:style>
    <style:style style:name="Table1.2" style:family="table-row">
      <style:table-row-properties style:min-row-height="0.0347in"/>
    </style:style>
    <style:style style:name="Table1.12" style:family="table-row">
      <style:table-row-properties style:min-row-height="0.0278in"/>
    </style:style>
    <style:style style:name="P1" style:family="paragraph" style:parent-style-name="Standard">
      <style:text-properties fo:color="#000000" style:font-name="Helvetica"/>
    </style:style>
    <style:style style:name="P2" style:family="paragraph" style:parent-style-name="Standard">
      <style:paragraph-properties fo:line-height="100%"/>
      <style:text-properties fo:color="#000000" style:font-name="Helvetica" fo:font-size="10pt" style:font-size-asian="10pt" style:font-size-complex="10pt"/>
    </style:style>
    <style:style style:name="P3" style:family="paragraph" style:parent-style-name="Standard">
      <style:text-properties fo:color="#000000" style:font-name="Avant Garde Gothic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fo:color="#000000" style:font-name="Avant Garde Gothic" fo:font-size="10pt" style:font-size-asian="10pt" style:font-size-complex="10pt"/>
    </style:style>
    <style:style style:name="P5" style:family="paragraph" style:parent-style-name="Standard">
      <style:text-properties fo:font-size="10pt" style:font-size-asian="8.75pt" style:font-size-complex="10pt"/>
    </style:style>
    <style:style style:name="P6" style:family="paragraph" style:parent-style-name="Standard">
      <style:text-properties style:font-name="Helvetica" fo:font-size="10pt" style:font-size-asian="10pt"/>
    </style:style>
    <style:style style:name="P7" style:family="paragraph" style:parent-style-name="Standard">
      <style:paragraph-properties style:snap-to-layout-grid="false"/>
      <style:text-properties style:font-name="Helvetica" fo:font-size="10pt" style:font-size-asian="10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Helvetica" fo:font-size="10pt" style:font-size-asian="10pt"/>
    </style:style>
    <style:style style:name="P9" style:family="paragraph" style:parent-style-name="Standard">
      <style:paragraph-properties fo:margin-left="0in" fo:margin-right="0in" fo:line-height="150%" fo:text-indent="0in" style:auto-text-indent="false" style:snap-to-layout-grid="false"/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line-height="150%" fo:text-indent="0in" style:auto-text-indent="false" style:snap-to-layout-grid="false">
        <style:tab-stops>
          <style:tab-stop style:position="1.0673in"/>
        </style:tab-stops>
      </style:paragraph-properties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yle1">
      <style:paragraph-properties fo:line-height="100%"/>
      <style:text-properties fo:color="#000000" style:font-name="Avant Garde Gothic" fo:font-size="10pt" style:font-size-asian="10pt" style:font-size-complex="10pt"/>
    </style:style>
    <style:style style:name="P12" style:family="paragraph" style:parent-style-name="ResumeText">
      <style:text-properties fo:color="#000000" style:font-name="Helvetica" fo:font-size="10pt" style:font-size-asian="10pt" style:font-size-complex="10pt"/>
    </style:style>
    <style:style style:name="P13" style:family="paragraph" style:parent-style-name="ResumeText">
      <style:paragraph-properties fo:text-align="start" style:justify-single-word="false">
        <style:tab-stops>
          <style:tab-stop style:position="5.1in" style:type="right"/>
        </style:tab-stops>
      </style:paragraph-properties>
      <style:text-properties fo:color="#000000" style:font-name="Helvetica" fo:font-size="10pt" style:font-size-asian="10pt" style:font-size-complex="10pt"/>
    </style:style>
    <style:style style:name="P14" style:family="paragraph" style:parent-style-name="ResumeText">
      <style:paragraph-properties>
        <style:tab-stops>
          <style:tab-stop style:position="5.1in" style:type="right"/>
        </style:tab-stops>
      </style:paragraph-properties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ResumeText">
      <style:paragraph-properties fo:text-align="start" style:justify-single-word="false">
        <style:tab-stops>
          <style:tab-stop style:position="5.1in" style:type="right"/>
        </style:tab-stops>
      </style:paragraph-properties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ResumeText">
      <style:paragraph-properties>
        <style:tab-stops>
          <style:tab-stop style:position="5.1in" style:type="right"/>
        </style:tab-stops>
      </style:paragraph-properties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ResumeText">
      <style:paragraph-properties>
        <style:tab-stops>
          <style:tab-stop style:position="5.1in" style:type="right"/>
        </style:tab-stops>
      </style:paragraph-properties>
      <style:text-properties fo:color="#000000" style:font-name="Helvetic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8" style:family="paragraph" style:parent-style-name="ResumeText">
      <style:paragraph-properties fo:margin-top="0in" fo:margin-bottom="0in" fo:line-height="150%"/>
      <style:text-properties fo:color="#000000" style:font-name="Helvetica" fo:font-size="10pt" style:font-size-asian="10pt" style:font-size-complex="10pt"/>
    </style:style>
    <style:style style:name="P19" style:family="paragraph" style:parent-style-name="DegreeTitle">
      <style:paragraph-properties fo:margin-top="0in" fo:margin-bottom="0in" fo:line-height="150%"/>
      <style:text-properties fo:color="#000000" style:font-name="Helvetica" fo:font-size="10pt" style:font-size-asian="10pt" style:font-size-complex="10pt"/>
    </style:style>
    <style:style style:name="P20" style:family="paragraph" style:parent-style-name="DegreeTitle">
      <style:text-properties fo:color="#000000" style:font-name="Helvetica" fo:font-size="10pt" style:font-size-asian="10pt" style:font-size-complex="10pt"/>
    </style:style>
    <style:style style:name="P21" style:family="paragraph" style:parent-style-name="Heading_20_1">
      <style:text-properties fo:color="#000000" style:font-name="Avant Garde Gothic" fo:font-size="10pt" fo:font-weight="bold" style:font-size-asian="10pt" style:font-weight-asian="bold" style:font-size-complex="10pt" style:font-weight-complex="bold"/>
    </style:style>
    <style:style style:name="P22" style:family="paragraph" style:parent-style-name="Heading_20_1">
      <style:paragraph-properties fo:line-height="100%"/>
      <style:text-properties fo:color="#000000" style:font-name="Avant Garde Gothic" fo:font-size="10pt" fo:font-weight="bold" style:font-size-asian="10pt" style:font-weight-asian="bold" style:font-size-complex="10pt" style:font-weight-complex="bold"/>
    </style:style>
    <style:style style:name="P23" style:family="paragraph" style:parent-style-name="Heading_20_1">
      <style:paragraph-properties fo:margin-left="0in" fo:margin-right="0in" fo:line-height="150%" fo:text-indent="0in" style:auto-text-indent="false" style:snap-to-layout-grid="false"/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P24" style:family="paragraph" style:parent-style-name="Heading_20_3">
      <style:paragraph-properties style:snap-to-layout-grid="false"/>
      <style:text-properties style:font-name="Helvetica"/>
    </style:style>
    <style:style style:name="P25" style:family="paragraph" style:parent-style-name="ResumeText">
      <style:paragraph-properties fo:line-height="150%" fo:text-align="start" style:justify-single-word="false">
        <style:tab-stops>
          <style:tab-stop style:position="5.1in" style:type="right"/>
        </style:tab-stops>
      </style:paragraph-properties>
      <style:text-properties fo:color="#000000" style:font-name="Helvetica" fo:font-size="10pt" style:font-size-asian="10pt" style:font-size-complex="10pt"/>
    </style:style>
    <style:style style:name="P26" style:family="paragraph" style:parent-style-name="ResumeBullet">
      <style:text-properties fo:color="#000000" style:font-name="Helvetica" fo:font-size="10pt" style:font-size-asian="10pt" style:font-size-complex="10pt"/>
    </style:style>
    <style:style style:name="P27" style:family="paragraph" style:parent-style-name="ResumeBullet">
      <style:paragraph-properties fo:text-align="start" style:justify-single-word="false">
        <style:tab-stops>
          <style:tab-stop style:position="5.1in" style:type="right"/>
        </style:tab-stops>
      </style:paragraph-properties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ResumeBullet" style:list-style-name="WW8Num1"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P29" style:family="paragraph" style:parent-style-name="DegreeTitle">
      <style:paragraph-properties fo:line-height="150%"/>
      <style:text-properties fo:color="#000000" style:font-name="Helvetica"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401 St Joseph</text:p>
            <text:p text:style-name="P6">Columbia, MO 65201</text:p>
          </table:table-cell>
          <table:table-cell table:style-name="Table2.A1" office:value-type="string">
            <text:h text:style-name="P24" text:outline-level="3">Raymond Myers</text:h>
          </table:table-cell>
          <table:table-cell table:style-name="Table2.A1" office:value-type="string">
            <text:p text:style-name="P8">ray.myers@gmail.com</text:p>
            <text:p text:style-name="P8">(573) 529-6355</text:p>
          </table:table-cell>
        </table:table-row>
      </table:table>
      <text:p text:style-name="P5"><draw:line text:anchor-type="char" draw:z-index="0" draw:style-name="gr1" draw:text-style-name="P30" svg:x1="0.102in" svg:y1="0.0807in" svg:x2="6.9681in" svg:y2="0.0807in"><text:p/></draw:lin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1" text:outline-level="1">OBJECTIVE</text:h>
          </table:table-cell>
          <table:table-cell table:style-name="Table1.A1" office:value-type="string">
            <text:p text:style-name="P12">To obtain a full-time position as a software developer applying my academic background, programming ability, and communication skills together.</text:p>
          </table:table-cell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h text:style-name="P21" text:outline-level="1">EDUCATION</text:h>
          </table:table-cell>
          <table:table-cell table:style-name="Table1.A1" office:value-type="string">
            <text:p text:style-name="P14">Missouri University of Science and Technology <text:s text:c="42"/><text:span text:style-name="T2">May 2006</text:span></text:p>
            <text:p text:style-name="P16">B.S. Computer Science, Math Emphasis, Cum Laude <text:s text:c="27"/>GPA 3.49/4.0 <text:s text:c="122"/></text:p>
            <text:p text:style-name="P17">Courses</text:p>
            <text:p text:style-name="P14">Artificial Intelligence <text:s text:c="24"/>Operating Systems</text:p>
            <text:p text:style-name="P14"><text:span text:style-name="T2">Evolutionary Algorithms </text:span><text:span text:style-name="T3"><text:s text:c="18"/>Multimedia Systems</text:span></text:p>
            <text:p text:style-name="P14"><text:span text:style-name="T2">Parallel Processing</text:span><text:span text:style-name="T3"> <text:s text:c="25"/>Database Systems</text:span></text:p>
            <text:p text:style-name="P14">Computational Physics <text:s text:c="19"/>Advanced Data Structures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h text:style-name="P22" text:outline-level="1">PROFESSIONAL EXPERIENCE</text:h>
          </table:table-cell>
          <table:table-cell table:style-name="Table1.A1" office:value-type="string">
            <text:p text:style-name="P29"><text:span text:style-name="T5">CARFAX, Inc.</text:span> <text:s text:c="94"/>Columbia, MO</text:p>
            <text:p text:style-name="P25"><text:span text:style-name="T4">Product Developer <text:s text:c="31"/></text:span><text:span text:style-name="T5"><text:s text:c="13"/>11/2007 to 04/2009, 11/2009 to present</text:span> <text:s text:c="68"/></text:p>
            <text:list xml:id="list34529662" text:style-name="WW8Num1">
              <text:list-item>
                <text:p text:style-name="P28">Acted as Team Lead of the Report Team</text:p>
              </text:list-item>
              <text:list-item>
                <text:p text:style-name="P28">Participated in the complete redesign and rewrite of Carfax's odometer logic</text:p>
              </text:list-item>
              <text:list-item text:start-value="1">
                <text:p text:style-name="P28">Designed and implemented a vehicle history search engine saving time for developers and business analysts</text:p>
              </text:list-item>
            </text:list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h text:style-name="P21" text:outline-level="1"/>
          </table:table-cell>
          <table:table-cell table:style-name="Table1.A1" office:value-type="string">
            <text:p text:style-name="P15">Research to Practice <text:s text:c="83"/>Columbia<text:span text:style-name="T2">, MO</text:span></text:p>
            <text:p text:style-name="P13"><text:span text:style-name="T4">Developer <text:s text:c="31"/></text:span><text:span text:style-name="T5"><text:s text:c="60"/>04/2009 to 11/2009</text:span> <text:s text:c="77"/></text:p>
            <text:list xml:id="list35191060" text:continue-numbering="true" text:style-name="WW8Num1">
              <text:list-item>
                <text:p text:style-name="P28">Responsible for developing and maintaining a Medicaid billing system used by hundreds of Missouri school districts.</text:p>
              </text:list-item>
              <text:list-item>
                <text:p text:style-name="P28">Redesigned business-critical web forms to enhance usability</text:p>
              </text:list-item>
              <text:list-item>
                <text:p text:style-name="P28">Took an active role in technical recruiting</text:p>
              </text:list-item>
            </text:list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>UMR Intelligent Systems Center <text:s text:c="72"/>Rolla, MO</text:p>
            <text:p text:style-name="P15"><text:span text:style-name="T4">Graduate Research Assistant</text:span> <text:s text:c="58"/>08/2006 to 12/2006 <text:s text:c="85"/></text:p>
            <text:list xml:id="list35180710" text:continue-list="list35191060" text:style-name="WW8Num1">
              <text:list-item text:start-value="1">
                <text:p text:style-name="P26">Theoretical research in evolutionary algorithms</text:p>
              </text:list-item>
              <text:list-item>
                <text:p text:style-name="P27">Implemented prototypes in Python and Lisp</text:p>
              </text:list-item>
            </text:list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h text:style-name="P22" text:outline-level="1">TECHNICAL <text:span text:style-name="T1">SKILLS</text:span></text:h>
          </table:table-cell>
          <table:table-cell table:style-name="Table1.A1" office:value-type="string">
            <text:p text:style-name="P19"><text:span text:style-name="T4">Programming:</text:span> <text:s/>Java, Ruby, C++, C, Lisp, Python, Perl, ECMAScript, SQL</text:p>
            <text:p text:style-name="P18"><text:span text:style-name="T4">Frameworks: <text:s/></text:span><text:span text:style-name="T5">JUnit, FitNesse, Rails, JQuery, ANTLR, Qt, </text:span>Struts, GWT</text:p>
            <text:p text:style-name="P18"><text:span text:style-name="T4">Document Preparation: <text:s/></text:span>XHTML, CSS, LaTeX</text:p>
            <text:p text:style-name="P19"><text:span text:style-name="T4">Operating Systems: <text:s/></text:span>GNU/Linux, BSD</text:p>
          </table:table-cell>
        </table:table-row>
        <table:table-row table:style-name="Table1.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h text:style-name="P22" text:outline-level="1">HONORS &amp; <text:span text:style-name="T1">ACTIVITIES</text:span></text:h>
          </table:table-cell>
          <table:table-cell table:style-name="Table1.A1" office:value-type="string">
            <text:h text:style-name="P23" text:outline-level="1">MST Megaminer IV: AI Programming Contest, 2<text:span text:style-name="T6">nd</text:span> place, Fall 2009</text:h>
            <text:h text:style-name="P23" text:outline-level="1">UIUC ACM’s Mechmania XIII: C++/AI Programming Contest, 2<text:span text:style-name="T6">nd</text:span> place, 2007</text:h>
            <text:p text:style-name="P9">UIUC ACM’s Mechmania XII: C++/AI Programming Contest, 1<text:span text:style-name="T6">st</text:span> place, 2006</text:p>
            <text:p text:style-name="P9">MST Artificial Intelligence Tournament, 1<text:span text:style-name="T6">st</text:span> place, Fall 2005</text:p>
            <text:p text:style-name="P9">MST Association for Computing Machinery (ACM), <text:span text:style-name="T4">Treasurer</text:span></text:p>
            <text:p text:style-name="P10">KMNR Radio Station, On-Air DJ, 5 year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vant Garde Gothic" svg:font-family="'Avant Garde Gothic'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 fo:orphans="2" fo:widows="2"/>
      <style:text-properties style:font-name="Arial" fo:font-size="10.5pt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keep-with-next="always"/>
      <style:text-properties fo:color="#000080" fo:font-size="12pt" fo:font-weight="normal" style:letter-kerning="tru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20pt" fo:font-weight="bold" style:font-size-asian="2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/>
    </style:style>
    <style:style style:name="Style1" style:family="paragraph" style:parent-style-name="Standard"/>
    <style:style style:name="ResumeName" style:family="paragraph" style:parent-style-name="Standard">
      <style:paragraph-properties fo:padding="0.0201in" fo:border-left="none" fo:border-right="none" fo:border-top="none" fo:border-bottom="0.0138in solid #000080"/>
      <style:text-properties fo:color="#000080" style:font-name="Arial1" fo:font-size="14pt" style:text-underline-style="none"/>
    </style:style>
    <style:style style:name="AddressInformation" style:family="paragraph" style:parent-style-name="Standard">
      <style:paragraph-properties fo:line-height="100%"/>
      <style:text-properties fo:color="#800080" fo:font-size="8pt"/>
    </style:style>
    <style:style style:name="ResumeText" style:family="paragraph" style:parent-style-name="Standard">
      <style:paragraph-properties fo:margin-top="0in" fo:margin-bottom="0.0835in" fo:line-height="100%">
        <style:tab-stops>
          <style:tab-stop style:position="5.5in" style:type="right"/>
        </style:tab-stops>
      </style:paragraph-properties>
      <style:text-properties fo:font-size="10pt"/>
    </style:style>
    <style:style style:name="ResumeBullet" style:family="paragraph" style:parent-style-name="Standard" style:list-style-name="WW8Num1">
      <style:paragraph-properties fo:line-height="100%"/>
      <style:text-properties fo:font-size="10pt"/>
    </style:style>
    <style:style style:name="Title_26_Position" style:display-name="Title&amp;Position" style:family="paragraph" style:parent-style-name="Standard">
      <style:text-properties fo:color="#800080" fo:font-size="11pt" fo:font-weight="normal"/>
    </style:style>
    <style:style style:name="CompanyInformation" style:family="paragraph" style:parent-style-name="Standard">
      <style:text-properties fo:color="#800080" fo:font-size="10pt"/>
    </style:style>
    <style:style style:name="ExperienceInformation" style:family="paragraph" style:parent-style-name="Standard" style:next-style-name="ResumeText">
      <style:paragraph-properties>
        <style:tab-stops>
          <style:tab-stop style:position="2.5in"/>
          <style:tab-stop style:position="5.1in" style:type="right"/>
        </style:tab-stops>
      </style:paragraph-properties>
      <style:text-properties fo:color="#800080" fo:font-size="10pt"/>
    </style:style>
    <style:style style:name="DegreeTitle" style:family="paragraph" style:parent-style-name="Standard" style:next-style-name="ResumeText">
      <style:text-properties fo:color="#800080" fo:font-size="11pt" fo:font-weight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7-07-23T09:26:56</meta:creation-date>
    <dc:date>2010-04-17T15:07:29.40</dc:date>
    <meta:print-date>2009-08-31T10:33:01.96</meta:print-date>
    <dc:language>en-US</dc:language>
    <meta:editing-cycles>11</meta:editing-cycles>
    <meta:editing-duration>PT23H54M20S</meta:editing-duration>
    <meta:document-statistic meta:table-count="2" meta:image-count="0" meta:object-count="0" meta:page-count="1" meta:paragraph-count="42" meta:word-count="270" meta:character-count="2859"/>
    <dc:creator>Ray Myers</dc:creator>
    <meta:user-defined meta:name="Info 1"/>
    <meta:user-defined meta:name="Info 2"/>
    <meta:user-defined meta:name="Info 3"/>
    <meta:user-defined meta:name="Info 4"/>
  </office:meta>
</office:document-meta>
</file>